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</style:style>
    <style:style style:name="pr2" style:family="presentation" style:parent-style-name="Default-title">
      <style:graphic-properties fo:min-height="2.533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5:</text:span><text:span text:style-name="T1"><text:line-break/></text:span><text:span text:style-name="T1">Javascript II</text:span></text:p>
          </draw:text-box>
        </draw:frame>
        <draw:frame presentation:style-name="pr1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Construcción de Servicios y Aplicaciones Audiovisuales en Internet</text:span></text:p>
          </draw:text-box>
        </draw:frame>
        <draw:frame presentation:style-name="pr2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2-23T16:29:36.875257187</dc:date>
    <meta:editing-duration>P8DT1H46M18S</meta:editing-duration>
    <meta:editing-cycles>500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